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dpoint.send( String content , String operation , String me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Endpoint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load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.getCompon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.Endpoint( AbstractServiceEndpoint endpoint ,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.setPropertyChangeListener( Property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loadWSD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ObjectToMan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getSub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